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in" fo:margin-right="0in" fo:text-align="start" style:justify-single-word="false" fo:orphans="2" fo:widows="2" fo:text-indent="0in" style:auto-text-indent="false"/>
    </style:style>
    <style:style style:name="P3" style:family="paragraph" style:parent-style-name="Standard">
      <style:paragraph-properties fo:margin-left="0in" fo:margin-right="0in" fo:text-align="start" style:justify-single-word="false" fo:orphans="2" fo:widows="2" fo:text-indent="0in" style:auto-text-indent="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70707" style:font-name="Open Sans" fo:font-size="8.25pt" fo:letter-spacing="normal" fo:font-style="normal" fo:font-weight="bold"/>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70707" style:font-name="Times New Roman" fo:font-size="8.25pt" fo:letter-spacing="normal" fo:font-style="normal" fo:font-weight="bold"/>
    </style:style>
    <style:style style:name="P6"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70707" fo:letter-spacing="normal" fo:font-style="normal"/>
    </style:style>
    <style:style style:name="T4" style:family="text">
      <style:text-properties fo:color="#000000" style:font-name="Times New Roman" fo:font-size="12pt" fo:font-weight="normal" style:font-size-asian="12pt" style:font-size-complex="12pt"/>
    </style:style>
    <style:style style:name="T5" style:family="text">
      <style:text-properties fo:color="#000000" fo:font-size="12pt" fo:font-weight="normal" style:font-size-asian="12pt" style:font-size-complex="12pt"/>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Pedersen</text:p>
      <text:p text:style-name="Standard"/>
      <text:p text:style-name="Standard">15554 Ashworth Ave N</text:p>
      <text:p text:style-name="Standard">Shoreline, WA 98133</text:p>
      <text:p text:style-name="Standard"/>
      <text:p text:style-name="Standard">Tel: 206-459 -7882</text:p>
      <text:p text:style-name="Standard">Email: <text:a xlink:type="simple" xlink:href="mailto:pedersen.derek@gmail.com" text:style-name="Internet_20_link" text:visited-style-name="Visited_20_Internet_20_Link">pedersen.derek@gmail.com</text:a></text:p>
      <text:p text:style-name="Standard"/>
      <text:p text:style-name="Standard">QUALIFICATIONS</text:p>
      <text:p text:style-name="Standard"/>
      <text:p text:style-name="P2"><text:span text:style-name="T1">Full stack developer experienced in maintaining, building, and designing critical business applications and infrastructure. I've worked in a variety of environments from startup to Fortune 50, and in a range of roles from Software Developer to Solutions Architect. Currently working as a software consultant with experience in C#, ASP.NET Web API, MVC, Azure (Storage, Functions, KeyVault, AppServices), SQL, VB, PowerShell, Entity Framework, WPF, javascript, jQuery, Angular (1, 1.5, 2+), Typescript, NuGet, npm, VSTS, Jira, Bamboo, TFVC, SVN, git, REST, SOAP.</text:span></text:p>
      <text:p text:style-name="P2"><text:span text:style-name="T1"/></text:p>
      <text:p text:style-name="P2"><text:span text:style-name="T1">EXPERIENCE</text:span></text:p>
      <text:p text:style-name="P2"><text:span text:style-name="T1"/></text:p>
      <text:p text:style-name="P2"><text:span text:style-name="T1">iTrellis <text:s/>- Software Engineer </text:span></text:p>
      <text:p text:style-name="P2"><text:span text:style-name="T1">May 2016 – Present</text:span></text:p>
      <text:p text:style-name="P5"><text:span text:style-name="T5">Currently helping clients maintain their application portfolios, both through development and maintenance of new and existing applications as well evaluating their current development practices to help them achieve a quicker rate of delivery of new features while taking efforts to minimize the introduction of bugs.</text:span></text:p>
      <text:p text:style-name="P2"><text:span text:style-name="T1">Lowe's Home Improvement - Software Engineer </text:span></text:p>
      <text:p text:style-name="P2"><text:span text:style-name="T1">October 2015 – May 2016</text:span></text:p>
      <text:p text:style-name="P4"><text:span text:style-name="T4">My last assignment was to design, draft, and implement a standardization of development tools, practices, and workflows within the department (Kirkland, WA). I used a continuous delivery approach that employed the Atlassian tool suite (Jira, BitBucket, Confluence, Bamboo) to control work item tracking and builds of .NET applications (C#, SQL Server, Web Api, Nuget) that spanned from console applications for accounting to full eCommerce websites. </text:span></text:p>
      <text:p text:style-name="P2"><text:span text:style-name="T1">ATG Stores - Software Team Lead </text:span></text:p>
      <text:p text:style-name="P2"><text:span text:style-name="T1">February 2012 – October 2015</text:span></text:p>
      <text:p text:style-name="P6"><text:span text:style-name="T1">My team was responsible building and maintaining business applications that ranged from back office OMS web form applications for printing return shipping labels to more complex B2B purchasing systems integrations such as Ariba and other cXML based purchasing solutions.</text:span></text:p>
      <text:p text:style-name="P2"><text:span text:style-name="T1"/></text:p>
      <text:p text:style-name="P2"><text:span text:style-name="T1">EDUCATION</text:span></text:p>
      <text:p text:style-name="P2"><text:span text:style-name="T1"/></text:p>
      <text:p text:style-name="P2"><text:span text:style-name="T1">Western Washington University – B.A. Economics, Philosophy (double major)</text:span></text:p>
      <text:p text:style-name="P2"><text:span text:style-name="T1">September 2005 – December 2009</text:span></text:p>
      <text:p text:style-name="P4"><text:span text:style-name="T4">My education in philosophy consisted of a rigorous study of logical thinking, critical analysis, and proper argumentation mainly expressed through written essays. </text:span><text:span text:style-name="T8">My education in economics consisted of a study of rational behavior and potential outcomes in such areas as macroeconomics, international trade, public finance, industrial organization, and the labor market through the use of critical analysis tools.</text:span></text:p>
      <text:p text:style-name="P2"><text:soft-page-break/><text:span text:style-name="T1"/></text:p>
      <text:p text:style-name="P2"><text:span text:style-name="T1"/></text:p>
      <text:p text:style-name="P2"><text:span text:style-name="T1">Seattle Central Community College- Database Design and Administration</text:span></text:p>
      <text:p text:style-name="P2"><text:span text:style-name="T1">September 2010 – December 2011</text:span></text:p>
      <text:p text:style-name="P3"><text:span text:style-name="T3">Study focused on all aspects of relational databases from their design and proper modeling to documenting database structures and rules, maintaining and retrieving data, performing security administration functions to ensure the protection of data integrity, and the use of databases in creating programs and dynamic websites.</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rek  Pedersen</meta:initial-creator>
    <meta:creation-date>2017-06-04T20:39:22.32</meta:creation-date>
    <dc:date>2017-06-04T20:54:59.27</dc:date>
    <dc:creator>Derek  Pedersen</dc:creator>
    <meta:editing-duration>PT15M42S</meta:editing-duration>
    <meta:editing-cycles>1</meta:editing-cycles>
    <meta:generator>OpenOffice/4.1.2$Win32 OpenOffice.org_project/412m3$Build-9782</meta:generator>
    <meta:document-statistic meta:table-count="0" meta:image-count="0" meta:object-count="0" meta:page-count="2" meta:paragraph-count="24" meta:word-count="407" meta:character-count="2849"/>
  </office:meta>
</office:document-meta>
</file>